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9.89pt"/>
    </style:style>
    <style:style style:name="co2" style:family="table-column">
      <style:table-column-properties fo:break-before="auto" style:column-width="138.9pt"/>
    </style:style>
    <style:style style:name="co3" style:family="table-column">
      <style:table-column-properties fo:break-before="auto" style:column-width="112.5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2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0b3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bold" style:font-size-asian="8pt" style:font-style-asian="normal" style:font-weight-asian="bold" style:font-name-complex="&quot;Helvetica Neue&quot;" style:font-size-complex="8pt" style:font-style-complex="normal" style:font-weight-complex="bold"/>
    </style:style>
    <style:style style:name="ce2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bold" style:font-size-asian="8pt" style:font-style-asian="normal" style:font-weight-asian="bold" style:font-name-complex="&quot;Helvetica Neue&quot;" style:font-size-complex="8pt" style:font-style-complex="normal" style:font-weight-complex="bold"/>
    </style:style>
    <style:style style:name="ce3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0b3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bold" style:font-size-asian="8pt" style:font-style-asian="normal" style:font-weight-asian="bold" style:font-name-complex="&quot;Helvetica Neue&quot;" style:font-size-complex="8pt" style:font-style-complex="normal" style:font-weight-complex="bold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8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0b3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bold" style:font-size-asian="8pt" style:font-style-asian="normal" style:font-weight-asian="bold" style:font-name-complex="&quot;Helvetica Neue&quot;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Helvetica Neue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Description/Name</text:p>
          </table:table-cell>
          <table:table-cell table:style-name="ce4" office:value-type="string" calcext:value-type="string">
            <text:p>Part#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urrent Stock</text:p>
          </table:table-cell>
          <table:table-cell table:style-name="ce1" office:value-type="string" calcext:value-type="string">
            <text:p>Comparis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rder</text:p>
          </table:table-cell>
          <table:table-cell table:style-name="ce13" office:value-type="string" calcext:value-type="string">
            <text:p>Webpage</text:p>
          </table:table-cell>
          <table:table-cell table:style-name="ce1" office:value-type="string" calcext:value-type="string">
            <text:p>Suggest List Price/1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mount for HAZL</text:p>
          </table:table-cell>
          <table:table-cell table:style-name="ce1" office:value-type="string" calcext:value-type="string">
            <text:p>Amount for MAZ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Male Connector</text:p>
          </table:table-cell>
          <table:table-cell table:style-name="ce5" office:value-type="date" office:date-value="2404-06-10" calcext:value-type="date">
            <text:p>2404-6-1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Male Connector</text:p>
          </table:table-cell>
          <table:table-cell table:style-name="ce5" office:value-type="date" office:date-value="2404-04-06" calcext:value-type="date">
            <text:p>2404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Male Connector</text:p>
          </table:table-cell>
          <table:table-cell table:style-name="ce5" office:value-type="date" office:date-value="2404-04-04" calcext:value-type="date">
            <text:p>2404-4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Male Elbow</text:p>
          </table:table-cell>
          <table:table-cell table:style-name="ce5" office:value-type="date" office:date-value="2501-04-04" calcext:value-type="date">
            <text:p>2501-4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Male Elbow</text:p>
          </table:table-cell>
          <table:table-cell table:style-name="ce5" office:value-type="date" office:date-value="2501-04-06" calcext:value-type="date">
            <text:p>2501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Male 45 Degree Elbow</text:p>
          </table:table-cell>
          <table:table-cell table:style-name="ce5" office:value-type="date" office:date-value="2503-04-04" calcext:value-type="date">
            <text:p>2503-4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Male 45 Degree Elbow</text:p>
          </table:table-cell>
          <table:table-cell table:style-name="ce5" office:value-type="date" office:date-value="2503-04-06" calcext:value-type="date">
            <text:p>2503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Bulkhead Union 45 Degree Elbow</text:p>
          </table:table-cell>
          <table:table-cell table:style-name="ce5" office:value-type="date" office:date-value="2702-04-04" calcext:value-type="date">
            <text:p>2702-4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Bulkhead Run Tee</text:p>
          </table:table-cell>
          <table:table-cell table:style-name="ce6" office:value-type="date" office:date-value="2704-04-01" calcext:value-type="date">
            <text:p>2704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Swivel Nut Elbow</text:p>
          </table:table-cell>
          <table:table-cell table:style-name="ce5" office:value-type="date" office:date-value="6500-04-04" calcext:value-type="date">
            <text:p>6500-4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Swivel Nut Elbow</text:p>
          </table:table-cell>
          <table:table-cell table:style-name="ce5" office:value-type="date" office:date-value="6500-04-06" calcext:value-type="date">
            <text:p>6500-4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Swivel 45 Degree Elbow</text:p>
          </table:table-cell>
          <table:table-cell table:style-name="ce5" office:value-type="date" office:date-value="6502-04-04" calcext:value-type="date">
            <text:p>6502-4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Swivel 45 Degree Elbow</text:p>
          </table:table-cell>
          <table:table-cell table:style-name="ce5" office:value-type="date" office:date-value="6502-06-06" calcext:value-type="date">
            <text:p>6502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to O-Ring Elbow Connector</text:p>
          </table:table-cell>
          <table:table-cell table:style-name="ce5" office:value-type="date" office:date-value="6801-04-06" calcext:value-type="date">
            <text:p>6801-4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to O-Ring Elbow Connector</text:p>
          </table:table-cell>
          <table:table-cell table:style-name="ce5" office:value-type="date" office:date-value="6801-04-04" calcext:value-type="date">
            <text:p>6801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10 JIC To O-Ring 45 Degree Elbow</text:p>
          </table:table-cell>
          <table:table-cell table:style-name="ce5" office:value-type="date" office:date-value="6802-04-10" calcext:value-type="date">
            <text:p>6802-4-1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 - Need to order 20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8 JIC To O-Ring 45 Degree Elbow</text:p>
          </table:table-cell>
          <table:table-cell table:style-name="ce5" office:value-type="date" office:date-value="6802-04-08" calcext:value-type="date">
            <text:p>6802-4-8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To O-Ring 45 Degree Elbow</text:p>
          </table:table-cell>
          <table:table-cell table:style-name="ce5" office:value-type="date" office:date-value="6802-04-06" calcext:value-type="date">
            <text:p>6802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To O-Ring Connector 45 Degree Elbow</text:p>
          </table:table-cell>
          <table:table-cell table:style-name="ce5" office:value-type="date" office:date-value="6802-04-04" calcext:value-type="date">
            <text:p>6802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Cap</text:p>
          </table:table-cell>
          <table:table-cell table:style-name="ce7" office:value-type="string" calcext:value-type="string">
            <text:p>0304-C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Cap</text:p>
          </table:table-cell>
          <table:table-cell table:style-name="ce7" office:value-type="string" calcext:value-type="string">
            <text:p>0304-C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Cap</text:p>
          </table:table-cell>
          <table:table-cell table:style-name="ce7" office:value-type="string" calcext:value-type="string">
            <text:p>0304-C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Male Elbow 90 Degree</text:p>
          </table:table-cell>
          <table:table-cell table:style-name="ce5" office:value-type="date" office:date-value="2501-06-06" calcext:value-type="date">
            <text:p>2501-6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Male Long Elbow 90 Degree</text:p>
          </table:table-cell>
          <table:table-cell table:style-name="ce7" office:value-type="string" calcext:value-type="string">
            <text:p>2501-L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Male Elbow 90 Degree</text:p>
          </table:table-cell>
          <table:table-cell table:style-name="ce7" office:value-type="string" calcext:value-type="string">
            <text:p>2501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12 Male Elbow 90 Degree</text:p>
          </table:table-cell>
          <table:table-cell table:style-name="ce7" office:value-type="string" calcext:value-type="string">
            <text:p>2501-16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Bulkhead Union</text:p>
          </table:table-cell>
          <table:table-cell table:style-name="ce5" office:value-type="date" office:date-value="2700-06-06" calcext:value-type="date">
            <text:p>2700-6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To O-Ring Connector</text:p>
          </table:table-cell>
          <table:table-cell table:style-name="ce5" office:value-type="date" office:date-value="6400-06-06" calcext:value-type="date">
            <text:p>6400-6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To O-Ring Connector</text:p>
          </table:table-cell>
          <table:table-cell table:style-name="ce5" office:value-type="date" office:date-value="6400-04-06" calcext:value-type="date">
            <text:p>6400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Swivel Nut Elbow</text:p>
          </table:table-cell>
          <table:table-cell table:style-name="ce6" office:value-type="date" office:date-value="6500-06-01" calcext:value-type="date">
            <text:p>6500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-4 JIC To O-Ring Elbow Connector</text:p>
          </table:table-cell>
          <table:table-cell table:style-name="ce5" office:value-type="date" office:date-value="6801-06-04" calcext:value-type="date">
            <text:p>6801-6-4</text:p>
          </table:table-cell>
          <table:table-cell table:style-name="ce11" office:value-type="string" calcext:value-type="string">
            <text:p>Federal Fluid Power</text:p>
          </table:table-cell>
          <table:table-cell table:style-name="ce12" table:number-columns-repeated="4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To O-Ring Elbow Connector</text:p>
          </table:table-cell>
          <table:table-cell table:style-name="ce5" office:value-type="date" office:date-value="6801-06-06" calcext:value-type="date">
            <text:p>6801-6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To O-Ring 45 Degree Elbow</text:p>
          </table:table-cell>
          <table:table-cell table:style-name="ce5" office:value-type="date" office:date-value="6802-06-08" calcext:value-type="date">
            <text:p>6802-6-8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To O-Ring 45 Degree Elbow</text:p>
          </table:table-cell>
          <table:table-cell table:style-name="ce5" office:value-type="date" office:date-value="6802-06-10" calcext:value-type="date">
            <text:p>6802-6-1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Elbow Connector 45 Degree</text:p>
          </table:table-cell>
          <table:table-cell table:style-name="ce5" office:value-type="date" office:date-value="6802-06-06" calcext:value-type="date">
            <text:p>6802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-8 JIC To O-Ring Branch Tee</text:p>
          </table:table-cell>
          <table:table-cell table:style-name="ce7" office:value-type="string" calcext:value-type="string">
            <text:p>6802-6-6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To O-Ring Connector</text:p>
          </table:table-cell>
          <table:table-cell table:style-name="ce8" office:value-type="date" office:date-value="6400-12-12" calcext:value-type="date">
            <text:p>6400-12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Swivel Nut Elbw</text:p>
          </table:table-cell>
          <table:table-cell table:style-name="ce8" office:value-type="date" office:date-value="6500-12-12" calcext:value-type="date">
            <text:p>6500-12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1" office:value-type="string" calcext:value-type="string">
            <text:p>Need To Order 20</text:p>
          </table:table-cell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4 JIC Reducer</text:p>
          </table:table-cell>
          <table:table-cell table:style-name="ce7" office:value-type="string" calcext:value-type="string">
            <text:p>2406-16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6 JIC Reducer</text:p>
          </table:table-cell>
          <table:table-cell table:style-name="ce7" office:value-type="string" calcext:value-type="string">
            <text:p>2406-1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6 JIC Reducer</text:p>
          </table:table-cell>
          <table:table-cell table:style-name="ce7" office:value-type="string" calcext:value-type="string">
            <text:p>2406-16-8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Union Elbow 90 Degree</text:p>
          </table:table-cell>
          <table:table-cell table:style-name="ce7" office:value-type="string" calcext:value-type="string">
            <text:p>2500-16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Union Elbow 90 Degree</text:p>
          </table:table-cell>
          <table:table-cell table:style-name="ce5" office:value-type="date" office:date-value="2500-06-06" calcext:value-type="date">
            <text:p>2500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Union Tee</text:p>
          </table:table-cell>
          <table:table-cell table:style-name="ce7" office:value-type="string" calcext:value-type="string">
            <text:p>2603-16-16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Union Tee</text:p>
          </table:table-cell>
          <table:table-cell table:style-name="ce7" office:value-type="string" calcext:value-type="string">
            <text:p>2603-4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Bulkhead Run Tee</text:p>
          </table:table-cell>
          <table:table-cell table:style-name="ce7" office:value-type="string" calcext:value-type="string">
            <text:p>2704-16-16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Bulkhead Run Tee</text:p>
          </table:table-cell>
          <table:table-cell table:style-name="ce7" office:value-type="string" calcext:value-type="string">
            <text:p>2704-4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To O-Ring Connector</text:p>
          </table:table-cell>
          <table:table-cell table:style-name="ce7" office:value-type="string" calcext:value-type="string">
            <text:p>6400-16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Swivel Nut Elbow</text:p>
          </table:table-cell>
          <table:table-cell table:style-name="ce7" office:value-type="string" calcext:value-type="string">
            <text:p>6500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Swivel Branch Tee</text:p>
          </table:table-cell>
          <table:table-cell table:style-name="ce7" office:value-type="string" calcext:value-type="string">
            <text:p>6600-16-16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Swivel Branch Tee</text:p>
          </table:table-cell>
          <table:table-cell table:style-name="ce7" office:value-type="string" calcext:value-type="string">
            <text:p>6600-12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Swivel Branch Tee</text:p>
          </table:table-cell>
          <table:table-cell table:style-name="ce7" office:value-type="string" calcext:value-type="string">
            <text:p>6600-6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Swivel Branch Tee</text:p>
          </table:table-cell>
          <table:table-cell table:style-name="ce7" office:value-type="string" calcext:value-type="string">
            <text:p>6600-4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20 JIC To O-Ring Elbow Connector</text:p>
          </table:table-cell>
          <table:table-cell table:style-name="ce7" office:value-type="string" calcext:value-type="string">
            <text:p>6801-16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12 JIC To O-Ring 45 Degree Elbow</text:p>
          </table:table-cell>
          <table:table-cell table:style-name="ce7" office:value-type="string" calcext:value-type="string">
            <text:p>6802-16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To O-Ring 45 Degree Elbow</text:p>
          </table:table-cell>
          <table:table-cell table:style-name="ce7" office:value-type="string" calcext:value-type="string">
            <text:p>6802-16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-6 JIC Reducer</text:p>
          </table:table-cell>
          <table:table-cell table:style-name="ce7" office:value-type="string" calcext:value-type="string">
            <text:p>2406-20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-16 JIC Reducer</text:p>
          </table:table-cell>
          <table:table-cell table:style-name="ce7" office:value-type="string" calcext:value-type="string">
            <text:p>2406-20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motion.com/products/sku/00315854?srsltid=AfmBOoqumCgMkio68aLG_-fLuqKTJcLszRVVLmndP77YCp6c0SK2YMJC" xlink:type="simple">https://www.motion.com/products/sku/00315854?srsltid=AfmBOoqumCgMkio68aLG_-fLuqKTJcLszRVVLmndP77YCp6c0SK2YMJC</text:a></text:p>
          </table:table-cell>
          <table:table-cell table:style-name="ce17" office:value-type="float" office:value="38.59" calcext:value-type="float">
            <text:p>$38.59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Union Elbow</text:p>
          </table:table-cell>
          <table:table-cell table:style-name="ce7" office:value-type="string" calcext:value-type="string">
            <text:p>2500-20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onehydraulics.com/products/2500-20-20-fg?srsltid=AfmBOooGs8wZ4dGinrMa5o3UpsmF1ac3GdJyXQJ7awMTfPXVXdnISmkt" xlink:type="simple">https://www.onehydraulics.com/products/2500-20-20-fg?srsltid=AfmBOooGs8wZ4dGinrMa5o3UpsmF1ac3GdJyXQJ7awMTfPXVXdnISmkt</text:a></text:p>
          </table:table-cell>
          <table:table-cell table:style-name="ce17" office:value-type="float" office:value="45.65" calcext:value-type="float">
            <text:p>$45.65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Union Elbow</text:p>
          </table:table-cell>
          <table:table-cell table:style-name="ce5" office:value-type="date" office:date-value="2500-04-04" calcext:value-type="date">
            <text:p>2500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Union Tee</text:p>
          </table:table-cell>
          <table:table-cell table:style-name="ce7" office:value-type="string" calcext:value-type="string">
            <text:p>2603-20-20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Bulkhead Union</text:p>
          </table:table-cell>
          <table:table-cell table:style-name="ce7" office:value-type="string" calcext:value-type="string">
            <text:p>2700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Bulkhead Run Tee</text:p>
          </table:table-cell>
          <table:table-cell table:style-name="ce7" office:value-type="string" calcext:value-type="string">
            <text:p>2704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-16 JIC To O-Ring Connector</text:p>
          </table:table-cell>
          <table:table-cell table:style-name="ce7" office:value-type="string" calcext:value-type="string">
            <text:p>6400-20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Swivel 45 Degree Elbow</text:p>
          </table:table-cell>
          <table:table-cell table:style-name="ce7" office:value-type="string" calcext:value-type="string">
            <text:p>6502-20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Swivel 45 Degree Elbow</text:p>
          </table:table-cell>
          <table:table-cell table:style-name="ce8" office:value-type="date" office:date-value="6502-12-12" calcext:value-type="date">
            <text:p>6502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Swivel 45 Degree Elbow</text:p>
          </table:table-cell>
          <table:table-cell table:style-name="ce7" office:value-type="string" calcext:value-type="string">
            <text:p>6502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Female JIC Swivel Connector</text:p>
          </table:table-cell>
          <table:table-cell table:style-name="ce7" office:value-type="string" calcext:value-type="string">
            <text:p>6565-20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-12 JIC To O-Ring Elbow Connector</text:p>
          </table:table-cell>
          <table:table-cell table:style-name="ce7" office:value-type="string" calcext:value-type="string">
            <text:p>6801-20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-16 JIC To O-Ring 45 Degree Elbow</text:p>
          </table:table-cell>
          <table:table-cell table:style-name="ce7" office:value-type="string" calcext:value-type="string">
            <text:p>6802-20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32 Female O-Ring To Male Pipe Adapter</text:p>
          </table:table-cell>
          <table:table-cell table:style-name="ce7" office:value-type="string" calcext:value-type="string">
            <text:p>6404-3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32 JIC Swivel To Male Pipe Connector</text:p>
          </table:table-cell>
          <table:table-cell table:style-name="ce7" office:value-type="string" calcext:value-type="string">
            <text:p>6505-32-3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onehydraulics.com/products/6505-32-32?srsltid=AfmBOoq-6F6ogAwqu7tK4JseOUNzbQwx7eLgfeQrI1cpi0tVFAoLFP5N" xlink:type="simple">https://www.onehydraulics.com/products/6505-32-32?srsltid=AfmBOoq-6F6ogAwqu7tK4JseOUNzbQwx7eLgfeQrI1cpi0tVFAoLFP5N</text:a></text:p>
          </table:table-cell>
          <table:table-cell table:style-name="ce17" office:value-type="float" office:value="273.34" calcext:value-type="float">
            <text:p>$273.34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Swivel To Male Pipe Connector</text:p>
          </table:table-cell>
          <table:table-cell table:style-name="ce5" office:value-type="date" office:date-value="6505-06-06" calcext:value-type="date">
            <text:p>6505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Swivel TO Male Pipe Connector</text:p>
          </table:table-cell>
          <table:table-cell table:style-name="ce5" office:value-type="date" office:date-value="6505-04-04" calcext:value-type="date">
            <text:p>6505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Swivel TO Male Pipe Connector</text:p>
          </table:table-cell>
          <table:table-cell table:style-name="ce5" office:value-type="date" office:date-value="6505-04-06" calcext:value-type="date">
            <text:p>6505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(0.375") Crimp On Fitting</text:p>
          </table:table-cell>
          <table:table-cell table:style-name="ce7" office:value-type="string" calcext:value-type="string">
            <text:p>06G-06FJX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(0.375") Crimp On Fitting 45 Degree</text:p>
          </table:table-cell>
          <table:table-cell table:style-name="ce7" office:value-type="string" calcext:value-type="string">
            <text:p>06G-06FJX45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(0.375") Crimp On Fitting 90 Degree</text:p>
          </table:table-cell>
          <table:table-cell table:style-name="ce7" office:value-type="string" calcext:value-type="string">
            <text:p>06G-0690FJX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8 37° JIC Female Swivel</text:p>
          </table:table-cell>
          <table:table-cell table:style-name="ce7" office:value-type="string" calcext:value-type="string">
            <text:p>FJX-8-8-W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Continental Hose Fitting, 0.5 (1/2") Hose ID x 3/4-16 Female JIC, 45-Degree Swivel Connection</text:p>
          </table:table-cell>
          <table:table-cell table:style-name="ce7" office:value-type="string" calcext:value-type="string">
            <text:p>B2-JCFX45-080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onehydraulics.com/products/b2-jcfx45-0808-continental-hose-fitting-0-5-1-2-hose-id-x-3-4-16-female-jic-45-degree-swivel-connection" xlink:type="simple">https://www.onehydraulics.com/products/b2-jcfx45-0808-continental-hose-fitting-0-5-1-2-hose-id-x-3-4-16-female-jic-45-degree-swivel-connection</text:a></text:p>
          </table:table-cell>
          <table:table-cell table:style-name="ce17" office:value-type="float" office:value="41.3" calcext:value-type="float">
            <text:p>$41.30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Continental Hose Fitting, 0.75 (3/4") Hose ID x 1-1/16-12 Female JIC, 45-Degree Swivel Connection</text:p>
          </table:table-cell>
          <table:table-cell table:style-name="ce7" office:value-type="string" calcext:value-type="string">
            <text:p>B2-JCFX45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onehydraulics.com/products/b2-jcfx45-1212-continental-hose-fitting-0-75-3-4-hose-id-x-1-1-16-12-female-jic-45-degree-swivel-connection" xlink:type="simple">https://www.onehydraulics.com/products/b2-jcfx45-1212-continental-hose-fitting-0-75-3-4-hose-id-x-1-1-16-12-female-jic-45-degree-swivel-connection</text:a></text:p>
          </table:table-cell>
          <table:table-cell table:style-name="ce17" office:value-type="float" office:value="80.93" calcext:value-type="float">
            <text:p>$80.93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(1/2") Hose ID x 3/4-16 Female JIC, Straight Swivel Connection</text:p>
          </table:table-cell>
          <table:table-cell table:style-name="ce7" office:value-type="string" calcext:value-type="string">
            <text:p>B2-JCFX-080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onehydraulics.com/products/b2-jcfx-0808-continental-hose-fitting-0-5-1-2-hose-id-x-3-4-16-female-jic-straight-swivel-connection" xlink:type="simple">https://www.onehydraulics.com/products/b2-jcfx-0808-continental-hose-fitting-0-5-1-2-hose-id-x-3-4-16-female-jic-straight-swivel-connection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824V JIC 37° Female Swivel | 8</text:p>
          </table:table-cell>
          <table:table-cell table:style-name="ce7" office:value-type="string" calcext:value-type="string">
            <text:p>824V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industrialsupply4less.com/product/08u-608-824v/" xlink:type="simple">https://industrialsupply4less.com/product/08u-608-824v/</text:a></text:p>
          </table:table-cell>
          <table:table-cell table:style-name="ce17" office:value-type="float" office:value="4.93" calcext:value-type="float">
            <text:p>$4.93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1/2" JIC Female for 5/8" Hose</text:p>
          </table:table-cell>
          <table:table-cell table:style-name="ce7" office:value-type="string" calcext:value-type="string">
            <text:p>FJX-10-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crimpfittings.com/products/10u-608-weatherhead" xlink:type="simple">https://crimpfittings.com/products/10u-608-weatherhead</text:a></text:p>
          </table:table-cell>
          <table:table-cell table:style-name="ce17" office:value-type="float" office:value="13.54" calcext:value-type="float">
            <text:p>$13.54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(1") Crimp On Fitting</text:p>
          </table:table-cell>
          <table:table-cell table:style-name="ce7" office:value-type="string" calcext:value-type="string">
            <text:p>16G-16FJX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(1") Crimp On Fitting 90 Degree</text:p>
          </table:table-cell>
          <table:table-cell table:style-name="ce7" office:value-type="string" calcext:value-type="string">
            <text:p>16G-16FJX9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(3/4“) Crimp On Fitting 90 Degree</text:p>
          </table:table-cell>
          <table:table-cell table:style-name="ce7" office:value-type="string" calcext:value-type="string">
            <text:p>FJX90-12-12-W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hosewarehouse.com/products/fjx90-12-12-w-kurt-37-degree-jic-female-90-degree-swivel-3-4-hose-id?variant=51676663677298" xlink:type="simple">https://hosewarehouse.com/products/fjx90-12-12-w-kurt-37-degree-jic-female-90-degree-swivel-3-4-hose-id?variant=51676663677298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(1.25") Crimp On Fitting</text:p>
          </table:table-cell>
          <table:table-cell table:style-name="ce7" office:value-type="string" calcext:value-type="string">
            <text:p>20G-20FJX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(1.25") Crimp On Fitting 45 Degree</text:p>
          </table:table-cell>
          <table:table-cell table:style-name="ce7" office:value-type="string" calcext:value-type="string">
            <text:p>20G-20FJX45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(1.25") Crimp On Fitting 90 Degree</text:p>
          </table:table-cell>
          <table:table-cell table:style-name="ce7" office:value-type="string" calcext:value-type="string">
            <text:p>20G-20FJX9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H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20 JIC Reducer</text:p>
          </table:table-cell>
          <table:table-cell table:style-name="ce7" office:value-type="string" calcext:value-type="string">
            <text:p>2406-16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Tube Nut</text:p>
          </table:table-cell>
          <table:table-cell table:style-name="ce6" office:value-type="string" calcext:value-type="string">
            <text:p>0318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Swivel To Male Pipe Elbow</text:p>
          </table:table-cell>
          <table:table-cell table:style-name="ce5" office:value-type="date" office:date-value="6501-04-04" calcext:value-type="date">
            <text:p>6501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Female Connector</text:p>
          </table:table-cell>
          <table:table-cell table:style-name="ce6" office:value-type="date" office:date-value="2405-06-01" calcext:value-type="date">
            <text:p>2405-6</text:p>
          </table:table-cell>
          <table:table-cell table:style-name="ce11" office:value-type="string" calcext:value-type="string">
            <text:p>Federal Fluid Power</text:p>
          </table:table-cell>
          <table:table-cell table:style-name="ce12"/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Female Connector</text:p>
          </table:table-cell>
          <table:table-cell table:style-name="ce5" office:value-type="date" office:date-value="2405-04-06" calcext:value-type="date">
            <text:p>2405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Female Connector</text:p>
          </table:table-cell>
          <table:table-cell table:style-name="ce5" office:value-type="date" office:date-value="2405-04-04" calcext:value-type="date">
            <text:p>2405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-10 JIC O-Ring Connector</text:p>
          </table:table-cell>
          <table:table-cell table:style-name="ce5" office:value-type="date" office:date-value="6400-06-10" calcext:value-type="date">
            <text:p>6400-6-1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Bulkhead Union Elbow</text:p>
          </table:table-cell>
          <table:table-cell table:style-name="ce6" office:value-type="date" office:date-value="2701-12-01" calcext:value-type="date">
            <text:p>2701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Long JIC To O-Ring Connector</text:p>
          </table:table-cell>
          <table:table-cell table:style-name="ce7" office:value-type="string" calcext:value-type="string">
            <text:p>6400-L-12-12-O</text:p>
          </table:table-cell>
          <table:table-cell table:style-name="ce11" office:value-type="string" calcext:value-type="string">
            <text:p>Federal Fluid Power</text:p>
          </table:table-cell>
          <table:table-cell table:style-name="ce12"/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Long JIC To O-Ring Connector</text:p>
          </table:table-cell>
          <table:table-cell table:style-name="ce7" office:value-type="string" calcext:value-type="string">
            <text:p>6400-L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10 JIC To O-Ring Connector</text:p>
          </table:table-cell>
          <table:table-cell table:style-name="ce8" office:value-type="date" office:date-value="6400-12-10" calcext:value-type="date">
            <text:p>6400-12-1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Female JIC Swivel Connector</text:p>
          </table:table-cell>
          <table:table-cell table:style-name="ce6" office:value-type="date" office:date-value="6565-12-01" calcext:value-type="date">
            <text:p>6565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8 JIC To O-Ring 45 Degree Elbow</text:p>
          </table:table-cell>
          <table:table-cell table:style-name="ce5" office:value-type="date" office:date-value="6802-12-08" calcext:value-type="date">
            <text:p>6802-12-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10 JIC To O-Ring 45 Degree Elbow</text:p>
          </table:table-cell>
          <table:table-cell table:style-name="ce8" office:value-type="date" office:date-value="6802-12-10" calcext:value-type="date">
            <text:p>6802-12-1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To O-Ring 45 Degree Elbow</text:p>
          </table:table-cell>
          <table:table-cell table:style-name="ce8" office:value-type="date" office:date-value="6802-12-12" calcext:value-type="date">
            <text:p>6802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To O-Ring Run Tee</text:p>
          </table:table-cell>
          <table:table-cell table:style-name="ce7" office:value-type="string" calcext:value-type="string">
            <text:p>6804-12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To O-Ring Run Tee</text:p>
          </table:table-cell>
          <table:table-cell table:style-name="ce7" office:value-type="string" calcext:value-type="string">
            <text:p>6804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Swivel Nut To O-Ring Elbow</text:p>
          </table:table-cell>
          <table:table-cell table:style-name="ce5" office:value-type="date" office:date-value="6809-04-04" calcext:value-type="date">
            <text:p>6809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Swivel Nut To O-Ring Elbow</text:p>
          </table:table-cell>
          <table:table-cell table:style-name="ce8" office:value-type="date" office:date-value="6809-12-12" calcext:value-type="date">
            <text:p>6809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Swivel Nut To O-Ring Elbow</text:p>
          </table:table-cell>
          <table:table-cell table:style-name="ce7" office:value-type="string" calcext:value-type="string">
            <text:p>6809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Swivel Nut To O-Ring Elbow</text:p>
          </table:table-cell>
          <table:table-cell table:style-name="ce7" office:value-type="string" calcext:value-type="string">
            <text:p>6809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LENZ Wheel</text:p>
          </table:table-cell>
          <table:table-cell table:style-name="ce7" office:value-type="string" calcext:value-type="string">
            <text:p>WFA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Steel Bulkhead Fitting</text:p>
          </table:table-cell>
          <table:table-cell table:style-name="ce7" office:value-type="string" calcext:value-type="string">
            <text:p>030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Bulkhead Union Elbow</text:p>
          </table:table-cell>
          <table:table-cell table:style-name="ce7" office:value-type="string" calcext:value-type="string">
            <text:p>2701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Bulkhead Union Elbow 45 Degree</text:p>
          </table:table-cell>
          <table:table-cell table:style-name="ce7" office:value-type="string" calcext:value-type="string">
            <text:p>2702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Swivel Run Tee</text:p>
          </table:table-cell>
          <table:table-cell table:style-name="ce7" office:value-type="string" calcext:value-type="string">
            <text:p>6602-16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Swivel Run Tee</text:p>
          </table:table-cell>
          <table:table-cell table:style-name="ce7" office:value-type="string" calcext:value-type="string">
            <text:p>6602-6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Swivel Run Tee</text:p>
          </table:table-cell>
          <table:table-cell table:style-name="ce7" office:value-type="string" calcext:value-type="string">
            <text:p>6602-4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Swivel Run Tee</text:p>
          </table:table-cell>
          <table:table-cell table:style-name="ce7" office:value-type="string" calcext:value-type="string">
            <text:p>6602-12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12 JIC To O-Ring Branch Tee</text:p>
          </table:table-cell>
          <table:table-cell table:style-name="ce7" office:value-type="string" calcext:value-type="string">
            <text:p>6803-16-12</text:p>
          </table:table-cell>
          <table:table-cell table:style-name="ce11" office:value-type="string" calcext:value-type="string">
            <text:p>Federal Fluid Power</text:p>
          </table:table-cell>
          <table:table-cell table:style-name="ce12"/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Tube Nut</text:p>
          </table:table-cell>
          <table:table-cell table:style-name="ce7" office:value-type="string" calcext:value-type="string">
            <text:p>0318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2"/>
          <table:table-cell table:style-name="ce11" office:value-type="float" office:value="10" calcext:value-type="float">
            <text:p>1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-12 JIC Reducer</text:p>
          </table:table-cell>
          <table:table-cell table:style-name="ce7" office:value-type="string" calcext:value-type="string">
            <text:p>2406-20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6 JIC Reducer</text:p>
          </table:table-cell>
          <table:table-cell table:style-name="ce5" office:value-type="date" office:date-value="2406-04-06" calcext:value-type="date">
            <text:p>2406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8-12 JIC Reducer</text:p>
          </table:table-cell>
          <table:table-cell table:style-name="ce5" office:value-type="date" office:date-value="2406-08-12" calcext:value-type="date">
            <text:p>2406-8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Bulkhead Union Elbow</text:p>
          </table:table-cell>
          <table:table-cell table:style-name="ce7" office:value-type="string" calcext:value-type="string">
            <text:p>2701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-12 JIC To O-Ring Connector</text:p>
          </table:table-cell>
          <table:table-cell table:style-name="ce7" office:value-type="string" calcext:value-type="string">
            <text:p>6400-20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20 JIC To O-Ring Connector</text:p>
          </table:table-cell>
          <table:table-cell table:style-name="ce7" office:value-type="string" calcext:value-type="string">
            <text:p>6400-16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12 JIC To O-Ring Connector</text:p>
          </table:table-cell>
          <table:table-cell table:style-name="ce7" office:value-type="string" calcext:value-type="string">
            <text:p>6400-16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UNKWN Wheel</text:p>
          </table:table-cell>
          <table:table-cell table:style-name="ce7" office:value-type="string" calcext:value-type="string">
            <text:p>WFA_20</text:p>
          </table:table-cell>
          <table:table-cell table:style-name="ce11" office:value-type="string" calcext:value-type="string">
            <text:p>Federal Fluid Power</text:p>
          </table:table-cell>
          <table:table-cell table:style-name="ce12"/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(0.25") Crimp On Fitting 45 Degree</text:p>
          </table:table-cell>
          <table:table-cell table:style-name="ce7" office:value-type="string" calcext:value-type="string">
            <text:p>FJX45-4-4-W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discounthydraulichose.com/FJX45-04-04W.html" xlink:type="simple">https://www.discounthydraulichose.com/FJX45-04-04W.html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Female 37 Degree JIC | 45 Degree | Swivel | for 1/2" Hose ID</text:p>
          </table:table-cell>
          <table:table-cell table:style-name="ce7" office:value-type="string" calcext:value-type="string">
            <text:p>FJX45-8-8-W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hosewarehouse.com/products/fjx45-08-08-w-37-degree-jic-female-45-degree-swivel-1-2-hose-id" xlink:type="simple">https://hosewarehouse.com/products/fjx45-08-08-w-37-degree-jic-female-45-degree-swivel-1-2-hose-id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Jump Size | Female JIC | 90° Elbow | Swivel | for 3/8" Hose ID</text:p>
          </table:table-cell>
          <table:table-cell table:style-name="ce7" office:value-type="string" calcext:value-type="string">
            <text:p>0606-04FJX9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(0.25") Crimp On Fitting 90 Degree</text:p>
          </table:table-cell>
          <table:table-cell table:style-name="ce7" office:value-type="string" calcext:value-type="string">
            <text:p>04G-04FJX90M</text:p>
          </table:table-cell>
          <table:table-cell table:style-name="ce11" office:value-type="string" calcext:value-type="string">
            <text:p>Federal Fluid Power</text:p>
          </table:table-cell>
          <table:table-cell table:style-name="ce12"/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(0.75") Crimp On Fitting 45 Degree</text:p>
          </table:table-cell>
          <table:table-cell table:style-name="ce7" office:value-type="string" calcext:value-type="string">
            <text:p>12G-12MJ45</text:p>
          </table:table-cell>
          <table:table-cell table:style-name="ce11" office:value-type="string" calcext:value-type="string">
            <text:p>Federal Fluid Power</text:p>
          </table:table-cell>
          <table:table-cell table:style-name="ce12"/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(0.75") Crimp On Fitting 90 Degree -Long</text:p>
          </table:table-cell>
          <table:table-cell table:style-name="ce7" office:value-type="string" calcext:value-type="string">
            <text:p>B2-JCFX90-12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M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JIC Female Swivel Fitting for 1/4" ID Hose</text:p>
          </table:table-cell>
          <table:table-cell table:style-name="ce7" office:value-type="string" calcext:value-type="string">
            <text:p>B2-JCFX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90° Female JIC Swivel Medium Long Drop Tube Elbow Fitting for 1/4" ID Hose</text:p>
          </table:table-cell>
          <table:table-cell table:style-name="ce9" office:value-type="string" calcext:value-type="string">
            <text:p>B2-JCFX90-040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applied.com/c-brands/c-continental/b2-jcfx90-0404/Perma-Crimp-Fittings/p/101029611" xlink:type="simple">https://www.applied.com/c-brands/c-continental/b2-jcfx90-0404/Perma-Crimp-Fittings/p/101029611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90° Female JIC Swivel Medium Long Drop Tube Elbow Fitting for 1/2" ID Hose</text:p>
          </table:table-cell>
          <table:table-cell table:style-name="ce7" office:value-type="string" calcext:value-type="string">
            <text:p>B2-JCFX90-080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90° Female JIC Swivel Medium Long Drop Tube Elbow Fitting for 1/2” ID Hose</text:p>
          </table:table-cell>
          <table:table-cell table:style-name="ce7" office:value-type="string" calcext:value-type="string">
            <text:p>K-0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/4" JIC Female 45 for 1/4" Hose</text:p>
          </table:table-cell>
          <table:table-cell table:style-name="ce7" office:value-type="string" calcext:value-type="string">
            <text:p>B2-JCFX45-040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crimpfittings.com/products/b2-jcfx45-0404-continental" xlink:type="simple">https://crimpfittings.com/products/b2-jcfx45-0404-continental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45° Female JIC Swivel Tube Elbow Fitting for 3/4" ID Hose</text:p>
          </table:table-cell>
          <table:table-cell table:style-name="ce7" office:value-type="string" calcext:value-type="string">
            <text:p>B2-JCFX45-12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applied.com/c-brands/c-continental/b2-jcfx45-1212/Perma-Crimp-Fittings/p/101029607" xlink:type="simple">https://www.applied.com/c-brands/c-continental/b2-jcfx45-1212/Perma-Crimp-Fittings/p/101029607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 &amp; 2 Wire TTC Female JIC 37° Swivel (FJ) Crimp Fitting | -20 Female JIC 37° Swivel x -20 Hose Barb | Steel</text:p>
          </table:table-cell>
          <table:table-cell table:style-name="ce7" office:value-type="string" calcext:value-type="string">
            <text:p>1AA20FJ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hosewarehouse.com/products/1aa20fj20-aeroquip-by-danfoss-1-2-wire-ttc-female-jic-37-swivel-fj-crimp-fitting-20-female-jic-37-swivel-x-20-hose-barb-steel" xlink:type="simple">https://hosewarehouse.com/products/1aa20fj20-aeroquip-by-danfoss-1-2-wire-ttc-female-jic-37-swivel-fj-crimp-fitting-20-female-jic-37-swivel-x-20-hose-barb-steel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 &amp; 2 Wire TTC Female JIC 37° Swivel (FJ) Crimp Fitting | -04 Female JIC 37° Swivel x -04 Hose Barb | Steel</text:p>
          </table:table-cell>
          <table:table-cell table:style-name="ce7" office:value-type="string" calcext:value-type="string">
            <text:p>1AA4FJ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hosewarehouse.com/products/1aa4fj4-aeroquip-by-danfoss-1-2-wire-ttc-female-jic-37-swivel-fj-crimp-fitting-04-female-jic-37-swivel-x-04-hose-barb-steel" xlink:type="simple">https://hosewarehouse.com/products/1aa4fj4-aeroquip-by-danfoss-1-2-wire-ttc-female-jic-37-swivel-fj-crimp-fitting-04-female-jic-37-swivel-x-04-hose-barb-steel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4 Female JIC/SAE 37 Degree Swivel 90 Degree Elbow TTC Hose Fitting.</text:p>
          </table:table-cell>
          <table:table-cell table:style-name="ce7" office:value-type="string" calcext:value-type="string">
            <text:p>1AAFJB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customhydraulicsdesign.com/itemdetail/1AA4FJB4" xlink:type="simple">https://www.customhydraulicsdesign.com/itemdetail/1AA4FJB4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3/8" JIC Female Long 90 for 3/8" Hose</text:p>
          </table:table-cell>
          <table:table-cell table:style-name="ce7" office:value-type="string" calcext:value-type="string">
            <text:p>B2-JCFX90L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crimpfittings.com/products/b2-jcfx90l-0606-continental" xlink:type="simple">https://crimpfittings.com/products/b2-jcfx90l-0606-continental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(0.75") Crimp On Fitting 90 Degree</text:p>
          </table:table-cell>
          <table:table-cell table:style-name="ce7" office:value-type="string" calcext:value-type="string">
            <text:p>12G-12FJX90</text:p>
          </table:table-cell>
          <table:table-cell table:style-name="ce11" office:value-type="string" calcext:value-type="string">
            <text:p>Federal Fluid Power</text:p>
          </table:table-cell>
          <table:table-cell table:style-name="ce12"/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uper Swivel Straight</text:p>
          </table:table-cell>
          <table:table-cell table:style-name="ce7" office:value-type="string" calcext:value-type="string">
            <text:p>SS-MJB-12XMJ</text:p>
          </table:table-cell>
          <table:table-cell table:style-name="ce11" office:value-type="string" calcext:value-type="string">
            <text:p>Federal Fluid Power</text:p>
          </table:table-cell>
          <table:table-cell table:style-name="ce12"/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uper Swivel</text:p>
          </table:table-cell>
          <table:table-cell table:style-name="ce7" office:value-type="string" calcext:value-type="string">
            <text:p>SS-12-MJ-12XFP</text:p>
          </table:table-cell>
          <table:table-cell table:style-name="ce11" office:value-type="string" calcext:value-type="string">
            <text:p>Federal Fluid Power</text:p>
          </table:table-cell>
          <table:table-cell table:style-name="ce12"/>
          <table:table-cell table:style-name="ce11" office:value-type="string" calcext:value-type="string">
            <text:p>MAZL ONLY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-8 JIC To O-Ring Elbow Connector</text:p>
          </table:table-cell>
          <table:table-cell table:style-name="ce5" office:value-type="date" office:date-value="6801-06-08" calcext:value-type="date">
            <text:p>6801-6-8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-10 JIC To O-Ring Elbow Connector</text:p>
          </table:table-cell>
          <table:table-cell table:style-name="ce7" table:formula="of:#ERR520!" office:value-type="string" office:string-value="" calcext:value-type="error">
            <text:p>Err:5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-8 JIC to O-Ring Connector</text:p>
          </table:table-cell>
          <table:table-cell table:style-name="ce5" office:value-type="date" office:date-value="6400-06-08" calcext:value-type="date">
            <text:p>6400-6-8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Steel Bulkhead Fitting</text:p>
          </table:table-cell>
          <table:table-cell table:style-name="ce6" office:value-type="string" calcext:value-type="string">
            <text:p>0306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Tube Sleeve</text:p>
          </table:table-cell>
          <table:table-cell table:style-name="ce6" office:value-type="string" calcext:value-type="string">
            <text:p>0319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Bulkhead Union</text:p>
          </table:table-cell>
          <table:table-cell table:style-name="ce5" office:value-type="date" office:date-value="2700-04-04" calcext:value-type="date">
            <text:p>2700-4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Bulkhead Union Elbow</text:p>
          </table:table-cell>
          <table:table-cell table:style-name="ce5" office:value-type="date" office:date-value="2701-04-04" calcext:value-type="date">
            <text:p>2701-4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10 JIC To O-Ring Connector</text:p>
          </table:table-cell>
          <table:table-cell table:style-name="ce5" office:value-type="date" office:date-value="6400-04-10" calcext:value-type="date">
            <text:p>6400-4-1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8 JIC To O-Ring Connector</text:p>
          </table:table-cell>
          <table:table-cell table:style-name="ce5" office:value-type="date" office:date-value="6400-04-08" calcext:value-type="date">
            <text:p>6400-4-8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To O-Ring Connector</text:p>
          </table:table-cell>
          <table:table-cell table:style-name="ce5" office:value-type="date" office:date-value="6400-04-04" calcext:value-type="date">
            <text:p>6400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10 JIC To O-Ring Elbow Connector</text:p>
          </table:table-cell>
          <table:table-cell table:style-name="ce5" office:value-type="date" office:date-value="6801-04-10" calcext:value-type="date">
            <text:p>6801-4-1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8 JIC To O-Ring Elbow Connector</text:p>
          </table:table-cell>
          <table:table-cell table:style-name="ce5" office:value-type="date" office:date-value="6801-04-08" calcext:value-type="date">
            <text:p>6801-4-8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Steel Bulkhead Fitting</text:p>
          </table:table-cell>
          <table:table-cell table:style-name="ce6" office:value-type="string" calcext:value-type="string">
            <text:p>0306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Tube Nut</text:p>
          </table:table-cell>
          <table:table-cell table:style-name="ce6" office:value-type="string" calcext:value-type="string">
            <text:p>0318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2"/>
          <table:table-cell table:style-name="ce11" office:value-type="float" office:value="13" calcext:value-type="float">
            <text:p>13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Tube Sleeve</text:p>
          </table:table-cell>
          <table:table-cell table:style-name="ce6" office:value-type="string" calcext:value-type="string">
            <text:p>0319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Bulkhead Union Elbow</text:p>
          </table:table-cell>
          <table:table-cell table:style-name="ce5" office:value-type="date" office:date-value="2701-06-06" calcext:value-type="date">
            <text:p>2701-6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Bulkhead Union 45 Degree Elbow</text:p>
          </table:table-cell>
          <table:table-cell table:style-name="ce5" office:value-type="date" office:date-value="2702-06-06" calcext:value-type="date">
            <text:p>2702-6-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Steel Bulkhead Fitting</text:p>
          </table:table-cell>
          <table:table-cell table:style-name="ce6" office:value-type="string" calcext:value-type="string">
            <text:p>0306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Tube Nut</text:p>
          </table:table-cell>
          <table:table-cell table:style-name="ce6" office:value-type="string" calcext:value-type="string">
            <text:p>0318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2"/>
          <table:table-cell table:style-name="ce11" office:value-type="float" office:value="16" calcext:value-type="float">
            <text:p>16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Tube Sleeve</text:p>
          </table:table-cell>
          <table:table-cell table:style-name="ce6" office:value-type="string" calcext:value-type="string">
            <text:p>0319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-4 JIC Reducer</text:p>
          </table:table-cell>
          <table:table-cell table:style-name="ce5" office:value-type="date" office:date-value="2406-06-04" calcext:value-type="date">
            <text:p>2406-6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4 JIC Reducer</text:p>
          </table:table-cell>
          <table:table-cell table:style-name="ce5" office:value-type="date" office:date-value="2406-12-04" calcext:value-type="date">
            <text:p>2406-12-4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16 JIC Reducer</text:p>
          </table:table-cell>
          <table:table-cell table:style-name="ce8" office:value-type="date" office:date-value="2406-12-16" calcext:value-type="date">
            <text:p>2406-12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12 JIC Reducer</text:p>
          </table:table-cell>
          <table:table-cell table:style-name="ce8" office:value-type="date" office:date-value="2046-12-12" calcext:value-type="date">
            <text:p>2046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Bulkhead Union</text:p>
          </table:table-cell>
          <table:table-cell table:style-name="ce8" office:value-type="date" office:date-value="2700-12-12" calcext:value-type="date">
            <text:p>2700-12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Bulkhead Union 45 Degree Elbow</text:p>
          </table:table-cell>
          <table:table-cell table:style-name="ce8" office:value-type="date" office:date-value="2702-12-12" calcext:value-type="date">
            <text:p>2702-12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Bulkhead Run Tee</text:p>
          </table:table-cell>
          <table:table-cell table:style-name="ce6" office:value-type="date" office:date-value="2704-12-01" calcext:value-type="date">
            <text:p>2704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8 JIC To O-Ring Elbow Connector</text:p>
          </table:table-cell>
          <table:table-cell table:style-name="ce5" office:value-type="date" office:date-value="6801-12-08" calcext:value-type="date">
            <text:p>6801-12-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10 JIC To O-Ring Elbow Connector</text:p>
          </table:table-cell>
          <table:table-cell table:style-name="ce8" office:value-type="date" office:date-value="6801-12-10" calcext:value-type="date">
            <text:p>6801-12-1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To O-Ring Elbow Connector</text:p>
          </table:table-cell>
          <table:table-cell table:style-name="ce8" office:value-type="date" office:date-value="6801-12-12" calcext:value-type="date">
            <text:p>6801-12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Tube Nut</text:p>
          </table:table-cell>
          <table:table-cell table:style-name="ce7" office:value-type="string" calcext:value-type="string">
            <text:p>0318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2"/>
          <table:table-cell table:style-name="ce11" office:value-type="float" office:value="24" calcext:value-type="float">
            <text:p>24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 JIC Tube Sleeve</text:p>
          </table:table-cell>
          <table:table-cell table:style-name="ce7" office:value-type="string" calcext:value-type="string">
            <text:p>0319-16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12 JIC To O-Ring Elbow Connector</text:p>
          </table:table-cell>
          <table:table-cell table:style-name="ce7" office:value-type="string" calcext:value-type="string">
            <text:p>6801-16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16 JIC To O-Ring Elbow Connector</text:p>
          </table:table-cell>
          <table:table-cell table:style-name="ce8" office:value-type="date" office:date-value="6801-12-16" calcext:value-type="date">
            <text:p>6801-12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Steel Bulkhead Fitting</text:p>
          </table:table-cell>
          <table:table-cell table:style-name="ce7" office:value-type="string" calcext:value-type="string">
            <text:p>0306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Tube Sleeve</text:p>
          </table:table-cell>
          <table:table-cell table:style-name="ce7" office:value-type="string" calcext:value-type="string">
            <text:p>0319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To O-Ring Connector</text:p>
          </table:table-cell>
          <table:table-cell table:style-name="ce7" office:value-type="string" calcext:value-type="string">
            <text:p>6400-20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Swivel Run Tee</text:p>
          </table:table-cell>
          <table:table-cell table:style-name="ce7" office:value-type="string" calcext:value-type="string">
            <text:p>6602-20-20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-16 JIC To O-Ring Elbow Connector</text:p>
          </table:table-cell>
          <table:table-cell table:style-name="ce7" office:value-type="string" calcext:value-type="string">
            <text:p>6801-20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 JIC To O-Ring Elbow Connector</text:p>
          </table:table-cell>
          <table:table-cell table:style-name="ce7" office:value-type="string" calcext:value-type="string">
            <text:p>6801-20-20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(0.25") Crimp On Fitting</text:p>
          </table:table-cell>
          <table:table-cell table:style-name="ce7" office:value-type="string" calcext:value-type="string">
            <text:p>04-04FJX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2"/>
          <table:table-cell table:style-name="ce11" office:value-type="string" calcext:value-type="string">
            <text:p>Shared btwn HAZL AND MAZL</text:p>
          </table:table-cell>
          <table:table-cell table:style-name="ce12" table:number-columns-repeated="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(0.75") Crimp On Fitting</text:p>
          </table:table-cell>
          <table:table-cell table:style-name="ce7" office:value-type="string" calcext:value-type="string">
            <text:p>12G12FJX45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12 JIC Reducer</text:p>
          </table:table-cell>
          <table:table-cell table:style-name="ce7" office:value-type="string" calcext:value-type="string">
            <text:p>2406-16-12</text:p>
          </table:table-cell>
          <table:table-cell table:style-name="ce11" office:value-type="string" calcext:value-type="string">
            <text:p>Service Manufacturing Supply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 - Need to double check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JIC Bulkhead Union</text:p>
          </table:table-cell>
          <table:table-cell table:style-name="ce7" office:value-type="string" calcext:value-type="string">
            <text:p>2700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3-Way High Pressure Ball Valve 9/16-18</text:p>
          </table:table-cell>
          <table:table-cell table:style-name="ce7" office:value-type="string" calcext:value-type="string">
            <text:p>SAE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Quite a few around the shop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212 JIC Female Swivel</text:p>
          </table:table-cell>
          <table:table-cell table:style-name="ce7" office:value-type="string" calcext:value-type="string">
            <text:p>F2-1212-JFS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2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Fitting Adapter - 1/4” Tube Nut</text:p>
          </table:table-cell>
          <table:table-cell table:style-name="ce7" office:value-type="string" calcext:value-type="string">
            <text:p>0304-C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20 JIC Cap</text:p>
          </table:table-cell>
          <table:table-cell table:style-name="ce7" office:value-type="string" calcext:value-type="string">
            <text:p>0304-C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6 JIC O-Ring Elbow 90 Degree</text:p>
          </table:table-cell>
          <table:table-cell table:style-name="ce7" office:value-type="string" calcext:value-type="string">
            <text:p>6801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90° Elbow 1-1/4" Male JIC (1-7/8"-12 thread) x 1-1/4" NPTF Male</text:p>
          </table:table-cell>
          <table:table-cell table:style-name="ce7" office:value-type="string" calcext:value-type="string">
            <text:p>2501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Fitting, 20 Female JIC to 20 Female JIC</text:p>
          </table:table-cell>
          <table:table-cell table:style-name="ce7" office:value-type="string" calcext:value-type="string">
            <text:p>6510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Fitting, 12 Female JIC to 12 Female JIC</text:p>
          </table:table-cell>
          <table:table-cell table:style-name="ce8" office:value-type="date" office:date-value="6510-12-12" calcext:value-type="date">
            <text:p>6510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45° Elbow 1-1/4" Male JIC (1-5/8"-12 thread) x 1-1/4" Male JIC (1-5/8"-12 thread) Bulkhead</text:p>
          </table:table-cell>
          <table:table-cell table:style-name="ce7" office:value-type="string" calcext:value-type="string">
            <text:p>2702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Branch Tee 1-1/4" Male JIC (1-7/8"-12 thread) x 1-1/4" Male JIC x 1-1/4" Male JIC (1-7/8"-12 thread) Bulkhead</text:p>
          </table:table-cell>
          <table:table-cell table:style-name="ce7" office:value-type="string" calcext:value-type="string">
            <text:p>2703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Branch Tee 1-1/4" Male JIC (1-5/8"-12 thread) x 1-1/4" Male JIC x 1 1/4" ORB (1 5/8"-12 thread) MaleBranch Tee 1-1/4" Male JIC (1-5/8"-12 thread) x 1-1/4" Male JIC x 1 1/4" ORB (1 5/8"-12 thread) Male</text:p>
          </table:table-cell>
          <table:table-cell table:style-name="ce7" office:value-type="string" calcext:value-type="string">
            <text:p>6803-20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90° Elbow - 1-1/4 in Female JIC 37° Flare x 1-1/4 in Male JIC 37° Flare, Steel</text:p>
          </table:table-cell>
          <table:table-cell table:style-name="ce7" office:value-type="string" calcext:value-type="string">
            <text:p>6500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20 JIC Female Swivel Branch Tee</text:p>
          </table:table-cell>
          <table:table-cell table:style-name="ce7" office:value-type="string" calcext:value-type="string">
            <text:p>6600-20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OneHydraulics Straight Steel Adapter, Swivel, 1-5/8-12 (-20) Male JIC x 1-5/8-12 (-20) Female JIC</text:p>
          </table:table-cell>
          <table:table-cell table:style-name="ce7" office:value-type="string" calcext:value-type="string">
            <text:p>6504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Steel Adapter Swivel 12 JIC</text:p>
          </table:table-cell>
          <table:table-cell table:style-name="ce8" office:value-type="date" office:date-value="6504-12-12" calcext:value-type="date">
            <text:p>6504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Steel Adapter Swivel 6 JIC</text:p>
          </table:table-cell>
          <table:table-cell table:style-name="ce5" office:value-type="date" office:date-value="6504-06-06" calcext:value-type="date">
            <text:p>6504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Steel Adapter Swivel 4 JIC</text:p>
          </table:table-cell>
          <table:table-cell table:style-name="ce5" office:value-type="date" office:date-value="6504-04-04" calcext:value-type="date">
            <text:p>6504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Adapter - 1-1/4 in Male JIC 37° Flare x 1-1/4 in Male JIC 37° Flare, Steel</text:p>
          </table:table-cell>
          <table:table-cell table:style-name="ce7" office:value-type="string" calcext:value-type="string">
            <text:p>2403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Hydraulic O-Ring Hollow Hex Head Plug | 1-7/8-12 Male O-Ring Boss | Steel, (SAE) 1-7/8–12 Thread</text:p>
          </table:table-cell>
          <table:table-cell table:style-name="ce7" office:value-type="string" calcext:value-type="string">
            <text:p>6408-2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Hydraulic O-Ring Hollow Hex Head Plug | 16</text:p>
          </table:table-cell>
          <table:table-cell table:style-name="ce7" office:value-type="string" calcext:value-type="string">
            <text:p>6408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Hydraulic O-Ring Hollow Hex Head Plug | 8</text:p>
          </table:table-cell>
          <table:table-cell table:style-name="ce6" office:value-type="date" office:date-value="6408-08-01" calcext:value-type="date">
            <text:p>6408-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MORB Hollow Hex Plug</text:p>
          </table:table-cell>
          <table:table-cell table:style-name="ce7" office:value-type="string" calcext:value-type="string">
            <text:p>6408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 5/8"-12 SAE, AA6351-T6 ALUMINUM WELD FLANGE</text:p>
          </table:table-cell>
          <table:table-cell table:style-name="ce7" office:value-type="string" calcext:value-type="string">
            <text:p>WFA-20-AL</text:p>
          </table:table-cell>
          <table:table-cell table:style-name="ce11" office:value-type="string" calcext:value-type="string">
            <text:p>LENZ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mail.lenzinc.com/product/wfa-20-al" xlink:type="simple">https://mail.lenzinc.com/product/wfa-20-al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20MAORB-20FPS 90 ELBOW FORGED</text:p>
          </table:table-cell>
          <table:table-cell table:style-name="ce7" office:value-type="string" calcext:value-type="string">
            <text:p>6901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brennaninc.com/fittings/tube-fittings-and-adapters/6901-nwo-fg/" xlink:type="simple">https://brennaninc.com/fittings/tube-fittings-and-adapters/6901-nwo-fg/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REDUCER FJ-MJ</text:p>
          </table:table-cell>
          <table:table-cell table:style-name="ce7" office:value-type="string" calcext:value-type="string">
            <text:p>6400-20-2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motion.com/products/sku/00316877?srsltid=AfmBOoqRo2_2PVLmYQ-1XDO1Ks9wB1Iiz7uFAjjRDLr9v2PzGa9SOIA1" xlink:type="simple">https://www.motion.com/products/sku/00316877?srsltid=AfmBOoqRo2_2PVLmYQ-1XDO1Ks9wB1Iiz7uFAjjRDLr9v2PzGa9SOIA1</text:a></text:p>
          </table:table-cell>
          <table:table-cell table:style-name="ce17" office:value-type="float" office:value="39.16" calcext:value-type="float">
            <text:p>$39.16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Size 20-20 JIC Reducer</text:p>
          </table:table-cell>
          <table:table-cell table:style-name="ce7" office:value-type="string" calcext:value-type="string">
            <text:p>2406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6-16 JIC Reducer</text:p>
          </table:table-cell>
          <table:table-cell table:style-name="ce7" office:value-type="string" calcext:value-type="string">
            <text:p>2406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Male NPTF x20-16 Female NPTF Hex Reducer Bushing</text:p>
          </table:table-cell>
          <table:table-cell table:style-name="ce7" office:value-type="string" calcext:value-type="string">
            <text:p>5406-20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Male NPTF x12-4 Female NPTF Hex Reducer Bushing</text:p>
          </table:table-cell>
          <table:table-cell table:style-name="ce5" office:value-type="date" office:date-value="5406-12-04" calcext:value-type="date">
            <text:p>5406-12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Male NPTF x6 Female NPTF Hex Reducer Bushing</text:p>
          </table:table-cell>
          <table:table-cell table:style-name="ce6" office:value-type="date" office:date-value="5406-06-01" calcext:value-type="date">
            <text:p>540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Male NPTF x4 Female NPTF Hex Reducer Bushing</text:p>
          </table:table-cell>
          <table:table-cell table:style-name="ce6" office:value-type="date" office:date-value="5406-04-01" calcext:value-type="date">
            <text:p>5406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Male NPTF x8 Female NPTF Hex Reducer Bushing</text:p>
          </table:table-cell>
          <table:table-cell table:style-name="ce6" office:value-type="date" office:date-value="5406-08-01" calcext:value-type="date">
            <text:p>5406-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90° Elbow 1-1/2" NPTF Male x 1-1/4" NPSM Swivel</text:p>
          </table:table-cell>
          <table:table-cell table:style-name="ce7" office:value-type="string" calcext:value-type="string">
            <text:p>1501-24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titanfittings.com/adapters-and-fittings/hydraulic-adapters/steel-hydraulic-adapters/npt-female-swivel-npsm/1501/90-elbow-1-1-2-nptf-male-x-1-1-4-npsm-swivel?srsltid=AfmBOopuyLLKpJW0PlFxMS6-zskDQJ30bb_7-jNRdQgVCfCFQA98whSn" xlink:type="simple">https://www.titanfittings.com/adapters-and-fittings/hydraulic-adapters/steel-hydraulic-adapters/npt-female-swivel-npsm/1501/90-elbow-1-1-2-nptf-male-x-1-1-4-npsm-swivel?srsltid=AfmBOopuyLLKpJW0PlFxMS6-zskDQJ30bb_7-jNRdQgVCfCFQA98whSn</text:a></text:p>
          </table:table-cell>
          <table:table-cell table:style-name="ce17" office:value-type="float" office:value="46.79" calcext:value-type="float">
            <text:p>$46.79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Size 32 JIC Male Connector</text:p>
          </table:table-cell>
          <table:table-cell table:style-name="ce7" office:value-type="string" calcext:value-type="string">
            <text:p>2404-3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onehydraulics.com/products/2404-32-32?srsltid=AfmBOoo0aJkVc9cjb3LbSxDsqe_4U6EYvfC70a4-CzVLkeMvflAIZGq5" xlink:type="simple">https://www.onehydraulics.com/products/2404-32-32?srsltid=AfmBOoo0aJkVc9cjb3LbSxDsqe_4U6EYvfC70a4-CzVLkeMvflAIZGq5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20 JIC Male Plug</text:p>
          </table:table-cell>
          <table:table-cell table:style-name="ce7" office:value-type="string" calcext:value-type="string">
            <text:p>2408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surpluscenter.com/Hydraulics/Hydraulic-Adapters-Fittings/Plugs-Caps/JIC-PLugs/JIC-20-Male-Plug-2408-20-9-2408-20.axd" xlink:type="simple">https://www.surpluscenter.com/Hydraulics/Hydraulic-Adapters-Fittings/Plugs-Caps/JIC-PLugs/JIC-20-Male-Plug-2408-20-9-2408-20.axd</text:a></text:p>
          </table:table-cell>
          <table:table-cell table:style-name="ce17" office:value-type="float" office:value="4.9" calcext:value-type="float">
            <text:p>$4.90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6 JIC Male Plug</text:p>
          </table:table-cell>
          <table:table-cell table:style-name="ce6" office:value-type="date" office:date-value="2408-06-01" calcext:value-type="date">
            <text:p>2408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4 JIC Male Plug</text:p>
          </table:table-cell>
          <table:table-cell table:style-name="ce6" office:value-type="date" office:date-value="2408-04-01" calcext:value-type="date">
            <text:p>2408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8 JIC Male Plug</text:p>
          </table:table-cell>
          <table:table-cell table:style-name="ce6" office:value-type="date" office:date-value="2408-08-01" calcext:value-type="date">
            <text:p>2408-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6 JIC Male Plug</text:p>
          </table:table-cell>
          <table:table-cell table:style-name="ce7" office:value-type="string" calcext:value-type="string">
            <text:p>2408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2 JIC Male Plug</text:p>
          </table:table-cell>
          <table:table-cell table:style-name="ce6" office:value-type="date" office:date-value="2408-12-01" calcext:value-type="date">
            <text:p>2408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Adapter - 1-in Male JIC 37° Flare x 1-in Male JIC 37° Flare, Steel | 16</text:p>
          </table:table-cell>
          <table:table-cell table:style-name="ce7" office:value-type="string" calcext:value-type="string">
            <text:p>2403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brennaninc.com/fittings/tube-fittings-and-adapters/2403/" xlink:type="simple">https://brennaninc.com/fittings/tube-fittings-and-adapters/2403/</text:a></text:p>
          </table:table-cell>
          <table:table-cell table:style-name="ce17" office:value-type="float" office:value="14.03" calcext:value-type="float">
            <text:p>$14.03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Adapter - 6 Male JIC 37° Flare x 6 Male JIC 37° Flare, Steel | 6</text:p>
          </table:table-cell>
          <table:table-cell table:style-name="ce5" office:value-type="date" office:date-value="2403-06-06" calcext:value-type="date">
            <text:p>2403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Adapter - 4-2 Male JIC 37° Flare x 4-2 Male JIC 37° Flare, Steel | 4-2</text:p>
          </table:table-cell>
          <table:table-cell table:style-name="ce5" office:value-type="date" office:date-value="2403-04-02" calcext:value-type="date">
            <text:p>2403-4-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Adapter - 4 Male JIC 37° Flare x 4 Male JIC 37° Flare, Steel | 4</text:p>
          </table:table-cell>
          <table:table-cell table:style-name="ce7" office:value-type="string" calcext:value-type="string">
            <text:p>2403-4–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Branch Tee 16 Male JIC Bulkhead</text:p>
          </table:table-cell>
          <table:table-cell table:style-name="ce7" office:value-type="string" calcext:value-type="string">
            <text:p>2703-16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Branch Tee 4 Male JIC Bulkhead</text:p>
          </table:table-cell>
          <table:table-cell table:style-name="ce7" office:value-type="string" calcext:value-type="string">
            <text:p>2703-4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6 JIC Hex Pipe Nipple Union</text:p>
          </table:table-cell>
          <table:table-cell table:style-name="ce7" office:value-type="string" calcext:value-type="string">
            <text:p>5404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NO USE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Size 16-12 JIC Male Connector</text:p>
          </table:table-cell>
          <table:table-cell table:style-name="ce7" office:value-type="string" calcext:value-type="string">
            <text:p>2404-16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6 O-Ring to Pipe Adapter</text:p>
          </table:table-cell>
          <table:table-cell table:style-name="ce5" office:value-type="date" office:date-value="6401-12-06" calcext:value-type="date">
            <text:p>6401-12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6 JIC Male Connector</text:p>
          </table:table-cell>
          <table:table-cell table:style-name="ce5" office:value-type="date" office:date-value="5404-12-06" calcext:value-type="date">
            <text:p>5404-12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 JIC Male Connector</text:p>
          </table:table-cell>
          <table:table-cell table:style-name="ce5" office:value-type="date" office:date-value="5404-04-04" calcext:value-type="date">
            <text:p>5404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2 JIC Male Connector</text:p>
          </table:table-cell>
          <table:table-cell table:style-name="ce5" office:value-type="date" office:date-value="5404-04-02" calcext:value-type="date">
            <text:p>5404-4-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-8 JIC To O-Ring Branch Tee</text:p>
          </table:table-cell>
          <table:table-cell table:style-name="ce5" office:value-type="date" office:date-value="6803-06-08" calcext:value-type="date">
            <text:p>6803-6-8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4-6 JIC To O-Ring Branch Tee</text:p>
          </table:table-cell>
          <table:table-cell table:style-name="ce7" office:value-type="string" calcext:value-type="string">
            <text:p>6803-4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To O-Ring Branch Tee</text:p>
          </table:table-cell>
          <table:table-cell table:style-name="ce7" office:value-type="string" calcext:value-type="string">
            <text:p>6803-12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12-10 JIC To O-Ring Branch Tee</text:p>
          </table:table-cell>
          <table:table-cell table:style-name="ce7" office:value-type="string" calcext:value-type="string">
            <text:p>6803-12-12-1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 JIC 45 Degree Elbow</text:p>
          </table:table-cell>
          <table:table-cell table:style-name="ce8" office:value-type="date" office:date-value="2504-12-12" calcext:value-type="date">
            <text:p>2504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onehydraulics.com/products/2504-12-12-fg?srsltid=AfmBOopgJD8-At84kHipIqmQ3bkLRRFbHtFjJlEs-O8ESMomAkYcaCdK" xlink:type="simple">https://www.onehydraulics.com/products/2504-12-12-fg?srsltid=AfmBOopgJD8-At84kHipIqmQ3bkLRRFbHtFjJlEs-O8ESMomAkYcaCdK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20 JIC To O-Ring Connector</text:p>
          </table:table-cell>
          <table:table-cell table:style-name="ce8" office:value-type="date" office:date-value="6400-12-20" calcext:value-type="date">
            <text:p>6400-12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16 JIC To O-Ring Connector</text:p>
          </table:table-cell>
          <table:table-cell table:style-name="ce8" office:value-type="date" office:date-value="6400-12-16" calcext:value-type="date">
            <text:p>6400-12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6 JIC Male Elbow 90 Degree</text:p>
          </table:table-cell>
          <table:table-cell table:style-name="ce5" office:value-type="date" office:date-value="5500-06-06" calcext:value-type="date">
            <text:p>5500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2502-04-04 | #4 MALE JIC X 1/4" FEMALE PIPE 90 DEGREE ELBOW | 2502-4-4</text:p>
          </table:table-cell>
          <table:table-cell table:style-name="ce5" office:value-type="date" office:date-value="2502-04-04" calcext:value-type="date">
            <text:p>2502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Female 37° 4-6 JIC Swivel x Female NPTF</text:p>
          </table:table-cell>
          <table:table-cell table:style-name="ce5" office:value-type="date" office:date-value="6506-04-06" calcext:value-type="date">
            <text:p>6506-4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Female 37° 4 JIC Swivel x Female NPTF</text:p>
          </table:table-cell>
          <table:table-cell table:style-name="ce5" office:value-type="date" office:date-value="6506-04-04" calcext:value-type="date">
            <text:p>6506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Bulkhead Straight Adapter - 1/4 in Male Pipe Rigid x 1/4 in Male JIC 37° Flare, Stainless Steel</text:p>
          </table:table-cell>
          <table:table-cell table:style-name="ce5" office:value-type="date" office:date-value="2706-04-04" calcext:value-type="date">
            <text:p>2706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4-2 JIC Male Elbow</text:p>
          </table:table-cell>
          <table:table-cell table:style-name="ce5" office:value-type="date" office:date-value="2501-04-02" calcext:value-type="date">
            <text:p>2501-4-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/4 Female NPTF X 1/4 Female NPTF Pipe Coupling</text:p>
          </table:table-cell>
          <table:table-cell table:style-name="ce5" office:value-type="date" office:date-value="5000-04-04" calcext:value-type="date">
            <text:p>5000-4-4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traight Adapter - 2 in Male JIC 37° Flare x 2 in Male O-Ring Boss, Steel</text:p>
          </table:table-cell>
          <table:table-cell table:style-name="ce7" office:value-type="string" calcext:value-type="string">
            <text:p>6400-32-3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motion.com/products/sku/00319052" xlink:type="simple">https://www.motion.com/products/sku/00319052</text:a></text:p>
          </table:table-cell>
          <table:table-cell table:style-name="ce17" office:value-type="float" office:value="113.78" calcext:value-type="float">
            <text:p>$113.78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#32 SAE/ORB Male x #32 SAE/ORB Male Adj.</text:p>
          </table:table-cell>
          <table:table-cell table:style-name="ce7" office:value-type="string" calcext:value-type="string">
            <text:p>6407-32-3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discounthydraulichose.com/6407-32-32.html" xlink:type="simple">https://www.discounthydraulichose.com/6407-32-32.html</text:a></text:p>
          </table:table-cell>
          <table:table-cell table:style-name="ce17" office:value-type="float" office:value="57.67" calcext:value-type="float">
            <text:p>$57.67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Ball Valve</text:p>
          </table:table-cell>
          <table:table-cell table:style-name="ce7" office:value-type="string" calcext:value-type="string">
            <text:p>BVAL-2000S-4321 SAE VLV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AZL ONLY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motion.com/products/sku/02034757" xlink:type="simple">https://www.motion.com/products/sku/02034757</text:a></text:p>
          </table:table-cell>
          <table:table-cell table:style-name="ce17" office:value-type="float" office:value="131.35" calcext:value-type="float">
            <text:p>$131.35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37° JIC Female 90° Bent Tube Swivel</text:p>
          </table:table-cell>
          <table:table-cell table:style-name="ce7" office:value-type="string" calcext:value-type="string">
            <text:p>FJX90-16-16-W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kurthydraulics.com/products/37-jic-female-90-bent-tube-swivel-50/" xlink:type="simple">https://www.kurthydraulics.com/products/37-jic-female-90-bent-tube-swivel-50/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616 JIC FEMALE SWIVEL 45D BENT TUBE M</text:p>
          </table:table-cell>
          <table:table-cell table:style-name="ce7" office:value-type="string" calcext:value-type="string">
            <text:p>F2-1616-JFS45M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flowdynamics.net/f2-1616-jfs45m-1616-jic-female-swivel-45d-bent-tube-m/" xlink:type="simple">https://flowdynamics.net/f2-1616-jfs45m-1616-jic-female-swivel-45d-bent-tube-m/</text:a></text:p>
          </table:table-cell>
          <table:table-cell table:style-name="ce17" office:value-type="float" office:value="112.21" calcext:value-type="float">
            <text:p>$112.21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1" Hose x 1" JIC 37° Female Swivel</text:p>
          </table:table-cell>
          <table:table-cell table:style-name="ce7" office:value-type="string" calcext:value-type="string">
            <text:p>FJX-16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discounthydraulichose.com/FJX-16-16.html" xlink:type="simple">https://www.discounthydraulichose.com/FJX-16-16.html</text:a></text:p>
          </table:table-cell>
          <table:table-cell table:style-name="ce17" office:value-type="float" office:value="14.87" calcext:value-type="float">
            <text:p>$14.87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Continental Hose Fitting, 1.25 (1-1/4") Hose ID, 1-5/8-12 Female JIC, 45-Degree, Swivel Connection</text:p>
          </table:table-cell>
          <table:table-cell table:style-name="ce7" office:value-type="string" calcext:value-type="string">
            <text:p>UC-JCFX45-20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onehydraulics.com/products/uc-jcfx45-2020t-continental-hose-fitting-1-25-1-1-4-hose-id-1-5-8-12-female-jic-45-degree-swivel-connection" xlink:type="simple">https://www.onehydraulics.com/products/uc-jcfx45-2020t-continental-hose-fitting-1-25-1-1-4-hose-id-1-5-8-12-female-jic-45-degree-swivel-connection</text:a></text:p>
          </table:table-cell>
          <table:table-cell table:style-name="ce17" office:value-type="float" office:value="96.3" calcext:value-type="float">
            <text:p>$96.30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Uni-Crimp Ferrule</text:p>
          </table:table-cell>
          <table:table-cell table:style-name="ce7" office:value-type="string" calcext:value-type="string">
            <text:p>UCF6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boschhydraulic.com/uni-crimp-ferrule-ucf6-20/" xlink:type="simple">https://boschhydraulic.com/uni-crimp-ferrule-ucf6-20/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-1/4" Hose x 1-1/4" JIC 37° Female Swivel</text:p>
          </table:table-cell>
          <table:table-cell table:style-name="ce7" office:value-type="string" calcext:value-type="string">
            <text:p>FJX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discounthydraulichose.com/FJX-20-20.html" xlink:type="simple">https://www.discounthydraulichose.com/FJX-20-20.html</text:a></text:p>
          </table:table-cell>
          <table:table-cell table:style-name="ce17" office:value-type="float" office:value="36.97" calcext:value-type="float">
            <text:p>$36.97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37° JIC Female 90° Bent Tube Swivel</text:p>
          </table:table-cell>
          <table:table-cell table:style-name="ce7" office:value-type="string" calcext:value-type="string">
            <text:p>FJX90-20-20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kurthydraulics.com/products/37-jic-female-90-bent-tube-swivel-52/" xlink:type="simple">https://www.kurthydraulics.com/products/37-jic-female-90-bent-tube-swivel-52/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-1/4" CRIMP INSERT WITH 1” FEMALE BSP PARALLEL THREAD</text:p>
          </table:table-cell>
          <table:table-cell table:style-name="ce7" office:value-type="string" calcext:value-type="string">
            <text:p>50026-20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6 JIC Male 45 Degree Elbow</text:p>
          </table:table-cell>
          <table:table-cell table:style-name="ce7" office:value-type="string" calcext:value-type="string">
            <text:p>2503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Branch Tee 16 Male JIC Bulkhead</text:p>
          </table:table-cell>
          <table:table-cell table:style-name="ce7" office:value-type="string" calcext:value-type="string">
            <text:p>2703-12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 - Need to order 5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ize 12-16 JIC Female Connector</text:p>
          </table:table-cell>
          <table:table-cell table:style-name="ce8" office:value-type="date" office:date-value="2405-12-16" calcext:value-type="date">
            <text:p>2405-12-1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Zinga - Filter Element Spin-On 10 Micron Aqua-Zorb Length 10.9” Thread 1-1/2” 16 LE Series</text:p>
          </table:table-cell>
          <table:table-cell table:style-name="ce7" office:value-type="string" calcext:value-type="string">
            <text:p>LE-10AZ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hared btwn HAZL AND MAZL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rimp Hose Fitting - SAE 37° JIC F - 90° Tube Elbow - 3/8 ID, 9/16-18 Thread</text:p>
          </table:table-cell>
          <table:table-cell table:style-name="ce7" office:value-type="string" calcext:value-type="string">
            <text:p>i6-90-HC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baileyhydraulics.com/Crimp-Fittings-SAE-37-JIC-Female-90-Tube-Elbow-3-8-14-ID-9-16-18-Thread/" xlink:type="simple">https://www.baileyhydraulics.com/Crimp-Fittings-SAE-37-JIC-Female-90-Tube-Elbow-3-8-14-ID-9-16-18-Thread/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3/4" Hose x 3/4" JIC (1 1/16"-12 thread) 37° Male Rigid crimp fitting</text:p>
          </table:table-cell>
          <table:table-cell table:style-name="ce7" office:value-type="string" calcext:value-type="string">
            <text:p>TS4-MJ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titanfittings.com/3-4-hose-x-3-4-jic-1-1-16-12-thread-37-male-rigid-crimp-fitting-en-2?gQT=2" xlink:type="simple">https://www.titanfittings.com/3-4-hose-x-3-4-jic-1-1-16-12-thread-37-male-rigid-crimp-fitting-en-2?gQT=2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Male JIC to Female JIC Swivel Bent Tube 45 Degree Elbow</text:p>
          </table:table-cell>
          <table:table-cell table:style-name="ce7" office:value-type="string" calcext:value-type="string">
            <text:p>i6702-6-6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5" office:value-type="string" calcext:value-type="string">
            <text:p><text:a xlink:href="https://www.shopbbhydraulics.com/products/6702-male-jic-to-female-jic-swivel-bent-tube-45-degree-elbow" xlink:type="simple">https://www.shopbbhydraulics.com/products/6702-male-jic-to-female-jic-swivel-bent-tube-45-degree-elbow</text:a>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Hydraulic Flow Divider/Combiner Valve</text:p>
          </table:table-cell>
          <table:table-cell table:style-name="ce7" office:value-type="string" calcext:value-type="string">
            <text:p>SN-FDA-00-5040-S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 - Return 2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12 JIC - 12 JIC Swivel Elbow Extension</text:p>
          </table:table-cell>
          <table:table-cell table:style-name="ce7" office:value-type="string" calcext:value-type="string">
            <text:p>90-Extension-12-12</text:p>
          </table:table-cell>
          <table:table-cell table:style-name="ce11" office:value-type="string" calcext:value-type="string">
            <text:p>Federal Fluid Pow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UNKWN</text:p>
          </table:table-cell>
          <table:table-cell table:style-name="ce11" office:value-type="string" calcext:value-type="string">
            <text:p>AC</text:p>
          </table:table-cell>
          <table:table-cell table:style-name="ce12"/>
          <table:table-cell table:style-name="ce14"/>
          <table:table-cell table:style-name="ce12" table:number-columns-repeated="4"/>
          <table:table-cell table:number-columns-repeated="1012"/>
        </table:table-row>
        <table:table-row table:style-name="ro1" table:number-rows-repeated="721">
          <table:table-cell/>
          <table:table-cell table:style-name="ce10"/>
          <table:table-cell table:number-columns-repeated="5"/>
          <table:table-cell table:style-name="ce16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 number:style="long"/>
      <number:text>-</number:text>
      <number:month/>
    </number:date-style>
    <number:number-style style:name="N127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01" meta:object-count="0"/>
    <meta:generator>LibreOfficeDev/6.0.5.2$Linux_X86_64 LibreOffice_project/</meta:generator>
  </office:meta>
</office:document-meta>
</file>